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B000003397C4E60BF.png" manifest:media-type="image/png"/>
  <manifest:file-entry manifest:full-path="Pictures/100000010000030D000002136453AD2F.png" manifest:media-type="image/png"/>
  <manifest:file-entry manifest:full-path="Pictures/100000010000040D000003FD461DE165.png" manifest:media-type="image/png"/>
  <manifest:file-entry manifest:full-path="Pictures/100000010000028E00000213CFA9C5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Building an SLA-First Observability Platform with ClickHo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19.399cm" svg:height="15.75cm" svg:x="4.096cm" svg:y="0cm">
          <draw:image xlink:href="Pictures/100000010000028E00000213CFA9C5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7.9cm" svg:height="17.625cm" svg:x="4.96cm" svg:y="-1.867cm">
          <draw:image xlink:href="Pictures/100000010000040D000003FD461DE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3.167cm" svg:height="15.75cm" svg:x="2.676cm" svg:y="-0.059cm">
          <draw:image xlink:href="Pictures/100000010000030D000002136453AD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4.645cm" svg:height="15.749cm" svg:x="1.994cm" svg:y="0.001cm">
          <draw:image xlink:href="Pictures/100000010000050B000003397C4E60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8:05:41.971596185</meta:creation-date>
    <dc:date>2026-01-02T20:45:21.736724016</dc:date>
    <meta:editing-duration>P1DT23M40S</meta:editing-duration>
    <meta:editing-cycles>5</meta:editing-cycles>
    <meta:generator>LibreOffice/24.2.7.2$Linux_X86_64 LibreOffice_project/420$Build-2</meta:generator>
    <meta:document-statistic meta:object-count="36"/>
  </office:meta>
</office:document-meta>
</file>